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7cm" fo:min-width="5.777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39cm" fo:min-width="4.407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91cm" fo:min-width="6.13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22cm" fo:min-width="6.1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89cm" fo:min-width="1.29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42cm" fo:min-width="3.157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41cm" fo:min-width="4.40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15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5pt" style:font-size-asian="14pt" style:font-size-complex="14pt"/>
    </style:style>
    <style:style style:name="P3" style:family="paragraph">
      <style:paragraph-properties fo:text-align="center" style:writing-mode="lr-tb"/>
      <style:text-properties fo:font-size="19.2999992370605pt"/>
    </style:style>
    <style:style style:name="P4" style:family="paragraph">
      <loext:graphic-properties draw:fill-color="#ffffff"/>
      <style:paragraph-properties fo:text-align="center" style:writing-mode="lr-tb"/>
      <style:text-properties fo:font-size="19.299999237060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631cm" svg:height="1.341cm" svg:x="7.183cm" svg:y="0.803cm">
          <text:p text:style-name="P1"><text:span text:style-name="T1">Початок</text:span></text:p>
          <draw:enhanced-geometry svg:viewBox="0 0 21600 21600" draw:path-stretchpoint-x="10800" draw:path-stretchpoint-y="10800" draw:text-areas="?f3 ?f4 ?f5 ?f6" draw:type="round-rectangle" draw:modifiers="9745.28840662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.631cm" svg:height="1.877cm" svg:x="7.183cm" svg:y="2.412cm">
          <text:p text:style-name="P3"><text:span text:style-name="T1">Введення</text:span></text:p>
          <text:p text:style-name="P3"/>
          <draw:enhanced-geometry svg:viewBox="0 0 21600 21600" draw:glue-points="?f6 0 10800 ?f8 ?f11 10800 ?f9 21600 10800 ?f10 ?f5 10800" draw:text-areas="?f3 ?f3 ?f4 ?f4" draw:type="parallelogram" draw:modifiers="2543.20908654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2.207cm" svg:height="0.569cm" svg:x="9.396cm" svg:y="3.4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6" draw:layer="layout" svg:x1="10.498cm" svg:y1="2.144cm" svg:x2="10.499cm" svg:y2="2.412cm" draw:start-shape="id1" draw:start-glue-point="2" draw:end-shape="id2" draw:end-glue-point="5" svg:d="M10498 2144v134h1v134" svg:viewBox="0 0 2 269">
          <text:p/>
        </draw:connector>
        <draw:custom-shape draw:style-name="gr5" draw:text-style-name="P6" xml:id="id3" draw:id="id3" draw:layer="layout" svg:width="6.631cm" svg:height="1.341cm" svg:x="7.183cm" svg:y="4.824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0.499cm" svg:y1="4.289cm" svg:x2="10.498cm" svg:y2="4.824cm" draw:start-shape="id2" draw:start-glue-point="8" draw:end-shape="id3" draw:end-glue-point="0" svg:d="M10499 4289v267h-1v268" svg:viewBox="0 0 2 536">
          <text:p/>
        </draw:connector>
        <draw:frame draw:style-name="gr3" draw:text-style-name="P5" draw:layer="layout" svg:width="2.563cm" svg:height="1.139cm" svg:x="9.218cm" svg:y="4.8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6" draw:layer="layout" svg:width="6.631cm" svg:height="1.072cm" svg:x="7.183cm" svg:y="6.43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91cm" svg:height="0.569cm" svg:x="9.854cm" svg:y="6.7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6" xml:id="id14" draw:id="id14" draw:layer="layout" svg:width="6.631cm" svg:height="1.072cm" svg:x="7.183cm" svg:y="7.77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992cm" svg:height="0.504cm" svg:x="10.002cm" svg:y="8.0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6" xml:id="id4" draw:id="id4" draw:layer="layout" svg:width="3.592cm" svg:height="1.877cm" svg:x="8.703cm" svg:y="9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5" draw:layer="layout" svg:width="1.007cm" svg:height="0.504cm" svg:x="9.996cm" svg:y="10.2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2" xml:id="id5" draw:id="id5" draw:layer="layout" svg:width="3.869cm" svg:height="0.804cm" svg:x="14.919cm" svg:y="11.793cm">
          <text:p text:style-name="P1"><text:span text:style-name="T1">Кінець</text:span></text:p>
          <draw:enhanced-geometry svg:viewBox="0 0 21600 21600" draw:path-stretchpoint-x="10800" draw:path-stretchpoint-y="10800" draw:text-areas="?f3 ?f4 ?f5 ?f6" draw:type="round-rectangle" draw:modifiers="9745.28840662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12.295cm" svg:y1="10.588cm" svg:x2="16.853cm" svg:y2="11.793cm" draw:start-shape="id4" draw:start-glue-point="7" draw:end-shape="id5" draw:end-glue-point="0" svg:d="M12295 10588h4558v1205" svg:viewBox="0 0 4559 1206">
          <text:p/>
        </draw:connector>
        <draw:custom-shape draw:style-name="gr6" draw:text-style-name="P6" xml:id="id6" draw:id="id6" draw:layer="layout" svg:width="6.631cm" svg:height="1.072cm" svg:x="7.183cm" svg:y="12.329cm">
          <text:p/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499cm" svg:y1="11.526cm" svg:x2="10.498cm" svg:y2="12.329cm" draw:start-shape="id4" draw:start-glue-point="6" draw:end-shape="id6" draw:end-glue-point="0" svg:d="M10499 11526v402h-1v401" svg:viewBox="0 0 2 804">
          <text:p/>
        </draw:connector>
        <draw:frame draw:style-name="gr3" draw:text-style-name="P5" draw:layer="layout" svg:width="1.139cm" svg:height="0.504cm" svg:x="12.4cm" svg:y="9.9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0.992cm" svg:height="0.504cm" svg:x="10.612cm" svg:y="11.5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5" xml:id="id7" draw:id="id7" draw:layer="layout" svg:width="3.912cm" svg:height="1.075cm" svg:x="8.565cm" svg:y="12.3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6" draw:text-style-name="P6" xml:id="id9" draw:id="id9" draw:layer="layout" svg:width="6.631cm" svg:height="1.072cm" svg:x="7.183cm" svg:y="16.8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8" draw:id="id8" draw:layer="layout" svg:width="3.592cm" svg:height="1.877cm" svg:x="8.703cm" svg:y="14.2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svg:x1="10.521cm" svg:y1="13.404cm" svg:x2="10.499cm" svg:y2="14.205cm" draw:start-shape="id7" draw:start-glue-point="2" draw:end-shape="id8" draw:end-glue-point="4" svg:d="M10521 13404v400h-22v401" svg:viewBox="0 0 23 802">
          <text:p/>
        </draw:connector>
        <draw:frame draw:style-name="gr3" draw:text-style-name="P5" draw:layer="layout" svg:width="1.163cm" svg:height="0.504cm" svg:x="9.918cm" svg:y="14.7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onnector draw:style-name="gr9" draw:text-style-name="P8" draw:layer="layout" svg:x1="10.499cm" svg:y1="16.082cm" svg:x2="10.498cm" svg:y2="16.883cm" draw:start-shape="id8" draw:start-glue-point="6" draw:end-shape="id9" draw:end-glue-point="0" svg:d="M10499 16082v401h-1v400" svg:viewBox="0 0 2 802">
          <text:p/>
        </draw:connector>
        <draw:frame draw:style-name="gr3" draw:text-style-name="P5" draw:layer="layout" svg:width="0.992cm" svg:height="0.504cm" svg:x="12.269cm" svg:y="14.47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1.139cm" svg:height="0.504cm" svg:x="10.743cm" svg:y="16.1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xml:id="id10" draw:id="id10" draw:layer="layout" svg:width="5.674cm" svg:height="1.075cm" svg:x="7.661cm" svg:y="16.8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0" draw:text-style-name="P4" xml:id="id11" draw:id="id11" draw:layer="layout" svg:width="6.631cm" svg:height="1.609cm" svg:x="7.183cm" svg:y="18.762cm">
          <text:p text:style-name="P3"><text:span text:style-name="T1">Виведення</text:span></text:p>
          <text:p text:style-name="P3"/>
          <draw:enhanced-geometry svg:viewBox="0 0 21600 21600" draw:glue-points="?f6 0 10800 ?f8 ?f11 10800 ?f9 21600 10800 ?f10 ?f5 10800" draw:text-areas="?f3 ?f3 ?f4 ?f4" draw:type="parallelogram" draw:modifiers="2543.20908654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1.199cm" svg:height="0.569cm" svg:x="9.942cm" svg:y="19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9" draw:text-style-name="P8" draw:layer="layout" svg:x1="10.498cm" svg:y1="17.958cm" svg:x2="10.499cm" svg:y2="18.762cm" draw:start-shape="id10" draw:start-glue-point="2" draw:end-shape="id11" draw:end-glue-point="5" svg:d="M10498 17958v401h1v403" svg:viewBox="0 0 2 805">
          <text:p/>
        </draw:connector>
        <draw:custom-shape draw:style-name="gr6" draw:text-style-name="P6" xml:id="id15" draw:id="id15" draw:layer="layout" svg:width="6.631cm" svg:height="1.072cm" svg:x="7.183cm" svg:y="23.0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6.631cm" svg:height="1.072cm" svg:x="7.183cm" svg:y="21.711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459cm" svg:height="0.504cm" svg:x="9.769cm" svg:y="22.01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2.093cm" svg:height="0.504cm" svg:x="9.452cm" svg:y="23.3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onnector draw:style-name="gr4" draw:text-style-name="P6" xml:id="id13" draw:id="id13" draw:layer="layout" svg:x1="10.498cm" svg:y1="22.783cm" svg:x2="10.498cm" svg:y2="22.783cm" draw:start-shape="id12" draw:start-glue-point="2" draw:end-shape="id12" draw:end-glue-point="2" svg:d="M10498 22783z" svg:viewBox="0 0 1 1">
          <text:p/>
        </draw:connector>
        <draw:connector draw:style-name="gr4" draw:text-style-name="P6" draw:layer="layout" svg:x1="10.498cm" svg:y1="22.783cm" svg:x2="10.498cm" svg:y2="22.783cm" draw:start-shape="id13" draw:start-glue-point="0" draw:end-shape="id13" draw:end-glue-point="0" svg:d="M10498 22783z" svg:viewBox="0 0 1 1">
          <text:p/>
        </draw:connector>
        <draw:connector draw:style-name="gr9" draw:text-style-name="P8" draw:layer="layout" svg:x1="10.498cm" svg:y1="8.844cm" svg:x2="10.499cm" svg:y2="9.649cm" draw:start-shape="id14" draw:start-glue-point="2" draw:end-shape="id4" draw:end-glue-point="4" svg:d="M10498 8844v402h1v403" svg:viewBox="0 0 2 806">
          <text:p/>
        </draw:connector>
        <draw:connector draw:style-name="gr9" draw:text-style-name="P8" xml:id="id17" draw:id="id17" draw:layer="layout" svg:x1="10.499cm" svg:y1="20.371cm" svg:x2="10.498cm" svg:y2="21.711cm" draw:start-shape="id11" draw:start-glue-point="8" draw:end-shape="id12" draw:end-glue-point="0" svg:d="M10499 20371v670h-1v670" svg:viewBox="0 0 2 1341">
          <text:p/>
        </draw:connector>
        <draw:connector draw:style-name="gr9" draw:text-style-name="P8" draw:layer="layout" draw:line-skew="0cm -9.501cm 0.501cm" svg:x1="10.498cm" svg:y1="24.123cm" svg:x2="10.499cm" svg:y2="9.649cm" draw:start-shape="id15" draw:start-glue-point="2" draw:end-shape="id4" draw:end-glue-point="4" svg:d="M10498 24123v501h-5685v-14976h5686v1" svg:viewBox="0 0 5687 14977">
          <text:p/>
        </draw:connector>
        <draw:custom-shape draw:style-name="gr10" draw:text-style-name="P4" xml:id="id16" draw:id="id16" draw:layer="layout" svg:width="6.631cm" svg:height="1.609cm" svg:x="14.367cm" svg:y="16.885cm">
          <text:p text:style-name="P3"><text:span text:style-name="T1">Виведення</text:span></text:p>
          <text:p text:style-name="P3"/>
          <draw:enhanced-geometry svg:viewBox="0 0 21600 21600" draw:glue-points="?f6 0 10800 ?f8 ?f11 10800 ?f9 21600 10800 ?f10 ?f5 10800" draw:text-areas="?f3 ?f3 ?f4 ?f4" draw:type="parallelogram" draw:modifiers="2543.20908654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1.988cm" svg:height="0.569cm" svg:x="16.578cm" svg:y="17.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9" draw:text-style-name="P8" draw:layer="layout" svg:x1="12.295cm" svg:y1="15.144cm" svg:x2="17.683cm" svg:y2="16.885cm" draw:start-shape="id8" draw:start-glue-point="7" draw:end-shape="id16" draw:end-glue-point="5" svg:d="M12295 15144h5388v1741" svg:viewBox="0 0 5389 1742">
          <text:p/>
        </draw:connector>
        <draw:connector draw:style-name="gr9" draw:text-style-name="P8" draw:layer="layout" draw:line-skew="1.374cm" svg:x1="17.683cm" svg:y1="18.494cm" svg:x2="10.498cm" svg:y2="21.041cm" draw:start-shape="id16" draw:start-glue-point="8" draw:end-shape="id17" draw:end-glue-point="0" svg:d="M17683 18494v2313h-7185v234" svg:viewBox="0 0 7186 254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6T22:50:54.122000000</meta:creation-date>
    <dc:date>2020-11-17T10:58:13.666000000</dc:date>
    <meta:editing-duration>PT10H50M21S</meta:editing-duration>
    <meta:editing-cycles>2</meta:editing-cycles>
    <meta:generator>LibreOffice/7.0.1.2$Windows_X86_64 LibreOffice_project/7cbcfc562f6eb6708b5ff7d7397325de9e76445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row>
      <msub>
        <mi>x</mi>
        <mi>n</mi>
      </msub>
      <mi>,</mi>
      <msub>
        <mi>x</mi>
        <mi>k</mi>
      </msub>
      <mi>,</mi>
      <mi>a</mi>
      <mi>,</mi>
      <mi>n</mi>
    </mrow>
    <annotation encoding="StarMath 5.0">x_n,x_k,a,n</annotation>
  </semantics>
</math>
</file>

<file path=Object 10/content.xml><?xml version="1.0" encoding="utf-8"?>
<math xmlns="http://www.w3.org/1998/Math/MathML" display="block">
  <semantics>
    <mi mathvariant="italic">true</mi>
    <annotation encoding="StarMath 5.0">true</annotation>
  </semantics>
</math>
</file>

<file path=Object 11/content.xml><?xml version="1.0" encoding="utf-8"?>
<math xmlns="http://www.w3.org/1998/Math/MathML" display="block">
  <semantics>
    <mi mathvariant="italic">false</mi>
    <annotation encoding="StarMath 5.0">false</annotation>
  </semantics>
</math>
</file>

<file path=Object 12/content.xml><?xml version="1.0" encoding="utf-8"?>
<math xmlns="http://www.w3.org/1998/Math/MathML" display="block">
  <semantics>
    <mrow>
      <mrow>
        <mi>μ</mi>
        <mo stretchy="false">=</mo>
        <mrow>
          <msup>
            <mn>2</mn>
            <mrow>
              <mo stretchy="false">−</mo>
              <mi mathvariant="italic">ax</mi>
            </mrow>
          </msup>
          <mo stretchy="false">+</mo>
          <mfrac>
            <mn>3</mn>
            <mn>5</mn>
          </mfrac>
        </mrow>
      </mrow>
      <msup>
        <mi>a</mi>
        <msqrt>
          <mrow>
            <mo fence="true" stretchy="true">|</mo>
            <mrow>
              <mrow>
                <mi>x</mi>
                <mo stretchy="false">−</mo>
                <mi>a</mi>
              </mrow>
            </mrow>
            <mo fence="true" stretchy="true">|</mo>
          </mrow>
        </msqrt>
      </msup>
      <mrow>
        <mo fence="true" stretchy="false">[</mo>
        <mrow>
          <mrow>
            <msqrt>
              <mi>A</mi>
            </msqrt>
            <mo stretchy="false">−</mo>
            <msup>
              <mi>e</mi>
              <mrow>
                <mi>x</mi>
                <mo stretchy="false">−</mo>
                <mi>a</mi>
              </mrow>
            </msup>
          </mrow>
        </mrow>
        <mo fence="true" stretchy="false">]</mo>
      </mrow>
    </mrow>
    <annotation encoding="StarMath 5.0">%mu=2^{ -ax }+ {3} over {5} a^{ sqrt{ abs{x-a} }  } [sqrt{A }-e^{x-a}]</annotation>
  </semantics>
</math>
</file>

<file path=Object 13/content.xml><?xml version="1.0" encoding="utf-8"?>
<math xmlns="http://www.w3.org/1998/Math/MathML" display="block">
  <semantics>
    <mrow>
      <msub>
        <mi>x</mi>
        <mi>i</mi>
      </msub>
      <mi>,</mi>
      <msub>
        <mi>μ</mi>
        <mi>i</mi>
      </msub>
    </mrow>
    <annotation encoding="StarMath 5.0">x_i,%mu_i</annotation>
  </semantics>
</math>
</file>

<file path=Object 14/content.xml><?xml version="1.0" encoding="utf-8"?>
<math xmlns="http://www.w3.org/1998/Math/MathML" display="block">
  <semantics>
    <mrow>
      <mi>i</mi>
      <mo stretchy="false">=</mo>
      <mrow>
        <mi>i</mi>
        <mo stretchy="false">+</mo>
        <mn>1</mn>
      </mrow>
    </mrow>
    <annotation encoding="StarMath 5.0">i=i+1</annotation>
  </semantics>
</math>
</file>

<file path=Object 15/content.xml><?xml version="1.0" encoding="utf-8"?>
<math xmlns="http://www.w3.org/1998/Math/MathML" display="block">
  <semantics>
    <mrow>
      <mrow>
        <mi>x</mi>
        <mo stretchy="false">=</mo>
        <mrow>
          <mi>x</mi>
          <mo stretchy="false">+</mo>
          <mi mathvariant="normal">Δ</mi>
        </mrow>
      </mrow>
      <mi>x</mi>
    </mrow>
    <annotation encoding="StarMath 5.0">x=x+%DELTA x</annotation>
  </semantics>
</math>
</file>

<file path=Object 16/content.xml><?xml version="1.0" encoding="utf-8"?>
<math xmlns="http://www.w3.org/1998/Math/MathML" display="block">
  <semantics>
    <mrow>
      <msub>
        <mi>x</mi>
        <mi>i</mi>
      </msub>
      <mi>,</mi>
      <mrow>
        <msub>
          <mi>μ</mi>
          <mi>i</mi>
        </msub>
        <mo stretchy="false">∈</mo>
        <mi mathvariant="normal">∅</mi>
      </mrow>
    </mrow>
    <annotation encoding="StarMath 5.0">x_i,%mu_i in emptyset </annotation>
  </semantics>
</math>
</file>

<file path=Object 2/content.xml><?xml version="1.0" encoding="utf-8"?>
<math xmlns="http://www.w3.org/1998/Math/MathML" display="block">
  <semantics>
    <mrow>
      <mi mathvariant="normal">Δ</mi>
      <mrow>
        <mi>x</mi>
        <mo stretchy="false">=</mo>
        <mfrac>
          <mrow>
            <msub>
              <mi>x</mi>
              <mi>k</mi>
            </msub>
            <mo stretchy="false">−</mo>
            <msub>
              <mi>x</mi>
              <mi>n</mi>
            </msub>
          </mrow>
          <mrow>
            <mi>n</mi>
            <mo stretchy="false">−</mo>
            <mn>1</mn>
          </mrow>
        </mfrac>
      </mrow>
    </mrow>
    <annotation encoding="StarMath 5.0">%DELTA x={ x_k-x_n } over { n-1 }</annotation>
  </semantics>
</math>
</file>

<file path=Object 3/content.xml><?xml version="1.0" encoding="utf-8"?>
<math xmlns="http://www.w3.org/1998/Math/MathML" display="block">
  <semantics>
    <mrow>
      <mi>x</mi>
      <mo stretchy="false">=</mo>
      <msub>
        <mi>x</mi>
        <mi>n</mi>
      </msub>
    </mrow>
    <annotation encoding="StarMath 5.0">x=x_n</annotation>
  </semantics>
</math>
</file>

<file path=Object 4/content.xml><?xml version="1.0" encoding="utf-8"?>
<math xmlns="http://www.w3.org/1998/Math/MathML" display="block">
  <semantics>
    <mrow>
      <mi>i</mi>
      <mo stretchy="false">=</mo>
      <mn>1</mn>
    </mrow>
    <annotation encoding="StarMath 5.0">i=1</annotation>
  </semantics>
</math>
</file>

<file path=Object 5/content.xml><?xml version="1.0" encoding="utf-8"?>
<math xmlns="http://www.w3.org/1998/Math/MathML" display="block">
  <semantics>
    <mrow>
      <mi>i</mi>
      <mo stretchy="false">≤</mo>
      <mi>n</mi>
    </mrow>
    <annotation encoding="StarMath 5.0">i&lt;=n</annotation>
  </semantics>
</math>
</file>

<file path=Object 6/content.xml><?xml version="1.0" encoding="utf-8"?>
<math xmlns="http://www.w3.org/1998/Math/MathML" display="block">
  <semantics>
    <mi mathvariant="italic">false</mi>
    <annotation encoding="StarMath 5.0">false</annotation>
  </semantics>
</math>
</file>

<file path=Object 7/content.xml><?xml version="1.0" encoding="utf-8"?>
<math xmlns="http://www.w3.org/1998/Math/MathML" display="block">
  <semantics>
    <mi mathvariant="italic">true</mi>
    <annotation encoding="StarMath 5.0">true</annotation>
  </semantics>
</math>
</file>

<file path=Object 8/content.xml><?xml version="1.0" encoding="utf-8"?>
<math xmlns="http://www.w3.org/1998/Math/MathML" display="block">
  <semantics>
    <mrow>
      <mrow>
        <mi>A</mi>
        <mo stretchy="false">=</mo>
        <mn>3</mn>
      </mrow>
      <msup>
        <mi>cos</mi>
        <mn>4</mn>
      </msup>
      <mrow>
        <mrow>
          <mo fence="true" stretchy="false">(</mo>
          <mrow>
            <mi>x</mi>
          </mrow>
          <mo fence="true" stretchy="false">)</mo>
        </mrow>
        <mo stretchy="false">−</mo>
        <mfrac>
          <mn>3</mn>
          <mn>5</mn>
        </mfrac>
      </mrow>
      <msup>
        <mi>x</mi>
        <mn>3</mn>
      </msup>
    </mrow>
    <annotation encoding="StarMath 5.0">A=3 cos^4(x)-3 over 5x^3</annotation>
  </semantics>
</math>
</file>

<file path=Object 9/content.xml><?xml version="1.0" encoding="utf-8"?>
<math xmlns="http://www.w3.org/1998/Math/MathML" display="block">
  <semantics>
    <mrow>
      <mi>A</mi>
      <mo stretchy="false">&lt;</mo>
      <mn>0</mn>
    </mrow>
    <annotation encoding="StarMath 5.0">A&lt;0</annotation>
  </semantics>
</math>
</file>